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5E90000064010D11397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line-height="100%" fo:text-align="end"/>
    </style:style>
    <style:style style:name="P6" style:family="paragraph">
      <style:paragraph-properties fo:line-height="100%" fo:text-align="end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5cm" svg:height="21.483cm" svg:x="0.067cm" svg:y="0.087cm">
          <draw:image xlink:href="Pictures/10000000000005E90000064010D11397.jpg" xlink:type="simple" xlink:show="embed" xlink:actuate="onLoad">
            <text:p/>
          </draw:image>
        </draw:frame>
        <draw:frame draw:style-name="gr2" draw:text-style-name="P3" draw:layer="layout" svg:width="4.016cm" svg:height="0.806cm" svg:x="0.316cm" svg:y="1.242cm">
          <draw:text-box>
            <text:p text:style-name="P2"><text:span text:style-name="T1">Surrénale droite</text:span></text:p>
          </draw:text-box>
        </draw:frame>
        <draw:frame draw:style-name="gr2" draw:text-style-name="P4" draw:layer="layout" svg:width="4.401cm" svg:height="0.806cm" svg:x="4.417cm" svg:y="1.242cm">
          <draw:text-box>
            <text:p><text:span text:style-name="T1">Surrénale gauche</text:span></text:p>
          </draw:text-box>
        </draw:frame>
        <draw:frame draw:style-name="gr2" draw:text-style-name="P4" draw:layer="layout" svg:width="2.614cm" svg:height="0.806cm" svg:x="0.217cm" svg:y="5.442cm">
          <draw:text-box>
            <text:p><text:span text:style-name="T1">Rein droit</text:span></text:p>
          </draw:text-box>
        </draw:frame>
        <draw:frame draw:style-name="gr2" draw:text-style-name="P4" draw:layer="layout" svg:width="3.275cm" svg:height="0.806cm" svg:x="6.318cm" svg:y="5.442cm">
          <draw:text-box>
            <text:p><text:span text:style-name="T1">Rein gauche</text:span></text:p>
          </draw:text-box>
        </draw:frame>
        <draw:frame draw:style-name="gr2" draw:text-style-name="P4" draw:layer="layout" svg:width="2.204cm" svg:height="0.806cm" svg:x="11.536cm" svg:y="-0.008cm">
          <draw:text-box>
            <text:p><text:span text:style-name="T1">capsule</text:span></text:p>
          </draw:text-box>
        </draw:frame>
        <draw:frame draw:style-name="gr2" draw:text-style-name="P6" draw:layer="layout" svg:width="4.401cm" svg:height="0.806cm" svg:x="9.339cm" svg:y="1.242cm">
          <draw:text-box>
            <text:p text:style-name="P5"><text:span text:style-name="T1">zona glomerulosa</text:span></text:p>
          </draw:text-box>
        </draw:frame>
        <draw:frame draw:style-name="gr2" draw:text-style-name="P6" draw:layer="layout" svg:width="4.045cm" svg:height="0.806cm" svg:x="9.695cm" svg:y="4.993cm">
          <draw:text-box>
            <text:p text:style-name="P5"><text:span text:style-name="T1">zona fasciculata</text:span></text:p>
          </draw:text-box>
        </draw:frame>
        <draw:frame draw:style-name="gr2" draw:text-style-name="P6" draw:layer="layout" svg:width="3.825cm" svg:height="0.806cm" svg:x="9.915cm" svg:y="8.543cm">
          <draw:text-box>
            <text:p text:style-name="P5"><text:span text:style-name="T1">zona reticularis</text:span></text:p>
          </draw:text-box>
        </draw:frame>
        <draw:frame draw:style-name="gr2" draw:text-style-name="P6" draw:layer="layout" svg:width="2.233cm" svg:height="0.806cm" svg:x="11.507cm" svg:y="10.393cm">
          <draw:text-box>
            <text:p text:style-name="P5"><text:span text:style-name="T1">medulla</text:span></text:p>
          </draw:text-box>
        </draw:frame>
        <draw:frame draw:style-name="gr2" draw:text-style-name="P4" draw:layer="layout" svg:width="2.204cm" svg:height="0.806cm" svg:x="16.636cm" svg:y="14.492cm">
          <draw:text-box>
            <text:p><text:span text:style-name="T1">capsule</text:span></text:p>
          </draw:text-box>
        </draw:frame>
        <draw:frame draw:style-name="gr2" draw:text-style-name="P4" draw:layer="layout" svg:width="4.016cm" svg:height="0.806cm" svg:x="16.636cm" svg:y="15.992cm">
          <draw:text-box>
            <text:p><text:span text:style-name="T1">corticosurrénale</text:span></text:p>
          </draw:text-box>
        </draw:frame>
        <draw:frame draw:style-name="gr2" draw:text-style-name="P4" draw:layer="layout" svg:width="4.181cm" svg:height="0.806cm" svg:x="16.636cm" svg:y="17.542cm">
          <draw:text-box>
            <text:p><text:span text:style-name="T1">medulosurrénale</text:span></text:p>
          </draw:text-box>
        </draw:frame>
        <draw:line draw:style-name="gr3" draw:text-style-name="P1" draw:layer="layout" svg:x1="15.644cm" svg:y1="19.267cm" svg:x2="15.644cm" svg:y2="21.57cm">
          <text:p/>
        </draw:line>
        <draw:line draw:style-name="gr3" draw:text-style-name="P1" draw:layer="layout" svg:x1="11.644cm" svg:y1="16.198cm" svg:x2="11.644cm" svg:y2="21.571cm">
          <text:p/>
        </draw:line>
        <draw:frame draw:style-name="gr2" draw:text-style-name="P4" draw:layer="layout" svg:width="4.045cm" svg:height="0.806cm" svg:x="9.491cm" svg:y="21.542cm">
          <draw:text-box>
            <text:p><text:span text:style-name="T1">Catécholamines</text:span></text:p>
          </draw:text-box>
        </draw:frame>
        <draw:frame draw:style-name="gr2" draw:text-style-name="P4" draw:layer="layout" svg:width="2.178cm" svg:height="0.806cm" svg:x="14.492cm" svg:y="21.542cm">
          <draw:text-box>
            <text:p><text:span text:style-name="T1">Cortisol</text:span></text:p>
          </draw:text-box>
        </draw:frame>
        <draw:line draw:style-name="gr3" draw:text-style-name="P1" draw:layer="layout" svg:x1="7.344cm" svg:y1="19.268cm" svg:x2="7.344cm" svg:y2="21.571cm">
          <text:p/>
        </draw:line>
        <draw:frame draw:style-name="gr2" draw:text-style-name="P4" draw:layer="layout" svg:width="3.139cm" svg:height="0.806cm" svg:x="5.744cm" svg:y="21.543cm">
          <draw:text-box>
            <text:p><text:span text:style-name="T1">Aldostérone</text:span></text:p>
          </draw:text-box>
        </draw:frame>
        <draw:line draw:style-name="gr3" draw:text-style-name="P1" draw:layer="layout" svg:x1="3.745cm" svg:y1="19.269cm" svg:x2="3.745cm" svg:y2="21.572cm">
          <text:p/>
        </draw:line>
        <draw:frame draw:style-name="gr2" draw:text-style-name="P4" draw:layer="layout" svg:width="1.874cm" svg:height="0.806cm" svg:x="2.793cm" svg:y="21.544cm">
          <draw:text-box>
            <text:p><text:span text:style-name="T1">DHE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74cm" fo:page-height="22.2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GRIMALDI</meta:initial-creator>
    <meta:creation-date>2014-02-11T09:37:50.594969579</meta:creation-date>
    <dc:date>2014-02-13T18:33:41.376773000</dc:date>
    <dc:creator>Alexis GRIMALDI</dc:creator>
    <meta:editing-duration>PT1H39M19S</meta:editing-duration>
    <meta:editing-cycles>12</meta:editing-cycles>
    <meta:generator>LibreOffice/4.1.4.2$MacOSX_x86 LibreOffice_project/0a0440ccc0227ad9829de5f46be37cfb6edcf72</meta:generator>
    <meta:document-statistic meta:object-count="21"/>
  </office:meta>
</office:document-meta>
</file>